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4-17T17:30:29.183000000</dc:date>
    <meta:editing-duration>PT7M20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7" meta:word-count="32" meta:character-count="162" meta:non-whitespace-character-count="137"/>
  </office:meta>
</office:document-meta>
</file>